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left" draw:textarea-vertical-align="top"/>
    </style:style>
    <style:style style:name="gr6" style:family="graphic" style:parent-style-name="standard">
      <style:graphic-properties draw:stroke="none" svg:stroke-color="#000000" draw:fill="none" draw:fill-color="#ffffff" fo:min-height="0.899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width="0.051cm" svg:stroke-color="#ff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svg:stroke-color="#ff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marker-start-width="4.01cm" draw:marker-end-width="4.01cm" draw:fill="solid" draw:fill-color="#ffffff" draw:textarea-horizontal-align="center" draw:textarea-vertical-align="middle"/>
    </style:style>
    <style:style style:name="gr13" style:family="graphic" style:parent-style-name="standard">
      <style:graphic-properties draw:marker-start-width="4.01cm" draw:marker-end-width="4.01cm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marker-start-width="4.01cm" draw:marker-end-width="4.01cm" draw:fill="solid" draw:fill-color="#ffffff" draw:textarea-horizontal-align="center" draw:textarea-vertical-align="middle"/>
    </style:style>
    <style:style style:name="gr15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ff0000" draw:marker-start-width="0.276cm" draw:marker-end-width="0.276cm" draw:fill="none" draw:fill-color="#ffffff" draw:textarea-horizontal-align="left" draw:auto-grow-height="true" draw:auto-grow-width="true" fo:min-height="0.481cm" fo:min-width="0cm"/>
    </style:style>
    <style:style style:name="gr17" style:family="graphic" style:parent-style-name="standard">
      <style:graphic-properties draw:stroke="solid"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7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50%"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line-height="150%" fo:text-align="start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line-height="100%" fo:text-align="start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1.929cm" svg:y1="20.959cm" svg:x2="52.716cm" svg:y2="20.959cm">
          <text:p/>
        </draw:line>
        <draw:line draw:style-name="gr1" draw:text-style-name="P1" draw:layer="layout" svg:x1="35.209cm" svg:y1="12.71cm" svg:x2="37.684cm" svg:y2="12.71cm">
          <text:p/>
        </draw:line>
        <draw:line draw:style-name="gr2" draw:text-style-name="P1" draw:layer="layout" svg:x1="23.86cm" svg:y1="11.123cm" svg:x2="29.946cm" svg:y2="11.123cm">
          <text:p/>
        </draw:line>
        <draw:line draw:style-name="gr1" draw:text-style-name="P1" draw:layer="layout" svg:x1="27.912cm" svg:y1="12.35cm" svg:x2="28.73cm" svg:y2="12.35cm">
          <text:p/>
        </draw:line>
        <draw:line draw:style-name="gr2" draw:text-style-name="P1" draw:layer="layout" svg:x1="5.966cm" svg:y1="18.547cm" svg:x2="5.13cm" svg:y2="18.547cm">
          <text:p/>
        </draw:line>
        <draw:line draw:style-name="gr2" draw:text-style-name="P1" draw:layer="layout" svg:x1="11.727cm" svg:y1="13.426cm" svg:x2="10.891cm" svg:y2="13.426cm">
          <text:p/>
        </draw:line>
        <draw:line draw:style-name="gr2" draw:text-style-name="P1" draw:layer="layout" svg:x1="30.026cm" svg:y1="17.045cm" svg:x2="34.081cm" svg:y2="17.045cm">
          <text:p/>
        </draw:line>
        <draw:line draw:style-name="gr2" draw:text-style-name="P1" draw:layer="layout" svg:x1="12.837cm" svg:y1="9.512cm" svg:x2="7.315cm" svg:y2="9.512cm">
          <text:p/>
        </draw:line>
        <draw:line draw:style-name="gr2" draw:text-style-name="P1" draw:layer="layout" svg:x1="12.837cm" svg:y1="9.512cm" svg:x2="5.733cm" svg:y2="9.512cm">
          <text:p/>
        </draw:line>
        <draw:line draw:style-name="gr2" draw:text-style-name="P1" draw:layer="layout" svg:x1="29.925cm" svg:y1="14.786cm" svg:x2="30.743cm" svg:y2="14.786cm">
          <text:p/>
        </draw:line>
        <draw:line draw:style-name="gr2" draw:text-style-name="P1" draw:layer="layout" svg:x1="23.392cm" svg:y1="11.123cm" svg:x2="23.861cm" svg:y2="11.123cm">
          <text:p/>
        </draw:line>
        <draw:line draw:style-name="gr2" draw:text-style-name="P1" draw:layer="layout" svg:x1="23.415cm" svg:y1="9.57cm" svg:x2="42.07cm" svg:y2="9.57cm">
          <text:p/>
        </draw:line>
        <draw:rect draw:style-name="gr3" draw:text-style-name="P2" draw:layer="layout" svg:width="3.81cm" svg:height="0.847cm" svg:x="12.627cm" svg:y="9.099cm">
          <text:p text:style-name="P1"><text:span text:style-name="T1">Database</text:span></text:p>
        </draw:rect>
        <draw:custom-shape draw:style-name="gr4" draw:text-style-name="P1" draw:layer="layout" svg:width="0.635cm" svg:height="0.635cm" svg:x="16.464cm" svg:y="9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layer="layout" svg:width="3.81cm" svg:height="0.847cm" svg:x="18.977cm" svg:y="9.099cm">
          <text:p text:style-name="P1"><text:span text:style-name="T1">Instructor DB</text:span></text:p>
        </draw:rect>
        <draw:line draw:style-name="gr2" draw:text-style-name="P1" draw:layer="layout" svg:x1="17.099cm" svg:y1="9.549cm" svg:x2="18.983cm" svg:y2="9.555cm">
          <text:p/>
        </draw:line>
        <draw:line draw:style-name="gr2" draw:text-style-name="P1" draw:layer="layout" svg:x1="17.686cm" svg:y1="9.555cm" svg:x2="17.686cm" svg:y2="11.164cm">
          <text:p/>
        </draw:line>
        <draw:rect draw:style-name="gr3" draw:text-style-name="P2" draw:layer="layout" svg:width="3.81cm" svg:height="0.847cm" svg:x="32.24cm" svg:y="9.053cm">
          <text:p text:style-name="P1"><text:span text:style-name="T1">Instructor</text:span></text:p>
        </draw:rect>
        <draw:rect draw:style-name="gr5" draw:text-style-name="P4" draw:layer="layout" svg:width="3.81cm" svg:height="3.935cm" svg:x="32.24cm" svg:y="9.854cm">
          <text:p text:style-name="P3"><text:span text:style-name="T1">+First Name</text:span></text:p>
          <text:p text:style-name="P3"><text:span text:style-name="T1">+Last name</text:span></text:p>
          <text:p text:style-name="P3"><text:span text:style-name="T1">+Id</text:span></text:p>
          <text:p text:style-name="P3"><text:span text:style-name="T1">+InstructorWTU</text:span></text:p>
          <text:p text:style-name="P3"><text:span text:style-name="T1">+InstructorDisabilities</text:span></text:p>
          <text:p text:style-name="P3"><text:span text:style-name="T1"/></text:p>
        </draw:rect>
        <draw:custom-shape draw:style-name="gr4" draw:text-style-name="P1" draw:layer="layout" svg:width="0.635cm" svg:height="0.635cm" svg:x="22.747cm" svg:y="9.25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35cm" svg:height="0.635cm" svg:x="36.048cm" svg:y="9.2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39.433cm" svg:y1="11.97cm" svg:x2="43.886cm" svg:y2="11.97cm">
          <text:p/>
        </draw:line>
        <draw:rect draw:style-name="gr3" draw:text-style-name="P2" draw:layer="layout" svg:width="3.81cm" svg:height="0.847cm" svg:x="42.14cm" svg:y="9.054cm">
          <text:p text:style-name="P1"><text:span text:style-name="T1">Office</text:span></text:p>
        </draw:rect>
        <draw:rect draw:style-name="gr3" draw:text-style-name="P2" draw:layer="layout" svg:width="3.81cm" svg:height="0.847cm" svg:x="42.14cm" svg:y="11.555cm">
          <text:p text:style-name="P1"><text:span text:style-name="T1">Time Preferences</text:span></text:p>
        </draw:rect>
        <draw:line draw:style-name="gr2" draw:text-style-name="P1" draw:layer="layout" svg:x1="39.433cm" svg:y1="9.57cm" svg:x2="39.433cm" svg:y2="16.94cm">
          <text:p/>
        </draw:line>
        <draw:frame draw:style-name="gr6" draw:text-style-name="P5" draw:layer="layout" svg:width="0.984cm" svg:height="1.673cm" svg:x="43.649cm" svg:y="12.908cm">
          <draw:text-box>
            <text:p><text:span text:style-name="T2">*</text:span></text:p>
          </draw:text-box>
        </draw:frame>
        <draw:line draw:style-name="gr2" draw:text-style-name="P1" draw:layer="layout" svg:x1="45.949cm" svg:y1="11.962cm" svg:x2="46.746cm" svg:y2="11.962cm">
          <text:p/>
        </draw:line>
        <draw:line draw:style-name="gr2" draw:text-style-name="P1" draw:layer="layout" svg:x1="47.308cm" svg:y1="9.913cm" svg:x2="47.308cm" svg:y2="15.014cm">
          <text:p/>
        </draw:line>
        <draw:line draw:style-name="gr2" draw:text-style-name="P1" draw:layer="layout" svg:x1="43.769cm" svg:y1="13.117cm" svg:x2="46.758cm" svg:y2="13.117cm">
          <text:p/>
        </draw:line>
        <draw:line draw:style-name="gr2" draw:text-style-name="P1" draw:layer="layout" svg:x1="43.762cm" svg:y1="13.08cm" svg:x2="43.762cm" svg:y2="13.743cm">
          <text:p/>
        </draw:line>
        <draw:rect draw:style-name="gr3" draw:text-style-name="P2" draw:layer="layout" svg:width="3.81cm" svg:height="0.847cm" svg:x="42.14cm" svg:y="13.756cm">
          <text:p text:style-name="P1"><text:span text:style-name="T1">Time Preference</text:span></text:p>
        </draw:rect>
        <draw:rect draw:style-name="gr5" draw:text-style-name="P4" draw:layer="layout" svg:width="3.81cm" svg:height="1.248cm" svg:x="42.14cm" svg:y="14.557cm">
          <text:p text:style-name="P6"><text:span text:style-name="T1">+Preference</text:span></text:p>
          <text:p text:style-name="P6"><text:span text:style-name="T1">+Day</text:span></text:p>
        </draw:rect>
        <draw:line draw:style-name="gr2" draw:text-style-name="P1" draw:layer="layout" svg:x1="45.95cm" svg:y1="14.962cm" svg:x2="47.291cm" svg:y2="14.962cm">
          <text:p/>
        </draw:line>
        <draw:line draw:style-name="gr2" draw:text-style-name="P1" draw:layer="layout" svg:x1="46.762cm" svg:y1="11.979cm" svg:x2="46.762cm" svg:y2="13.099cm">
          <text:p/>
        </draw:line>
        <draw:custom-shape draw:style-name="gr4" draw:text-style-name="P1" draw:layer="layout" svg:width="0.635cm" svg:height="0.635cm" svg:x="45.94cm" svg:y="14.6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35cm" svg:height="0.635cm" svg:x="45.941cm" svg:y="11.6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layer="layout" svg:width="3.81cm" svg:height="0.847cm" svg:x="47.776cm" svg:y="11.651cm">
          <text:p text:style-name="P1"><text:span text:style-name="T1">End Time</text:span></text:p>
        </draw:rect>
        <draw:rect draw:style-name="gr3" draw:text-style-name="P2" draw:layer="layout" svg:width="3.81cm" svg:height="0.847cm" svg:x="47.764cm" svg:y="9.084cm">
          <text:p text:style-name="P1"><text:span text:style-name="T1">Start Time</text:span></text:p>
        </draw:rect>
        <draw:rect draw:style-name="gr3" draw:text-style-name="P2" draw:layer="layout" svg:width="3.81cm" svg:height="0.847cm" svg:x="42.276cm" svg:y="16.5cm">
          <text:p text:style-name="P1"><text:span text:style-name="T1">Course Preference</text:span></text:p>
        </draw:rect>
        <draw:rect draw:style-name="gr5" draw:text-style-name="P4" draw:layer="layout" svg:width="3.81cm" svg:height="1.395cm" svg:x="42.276cm" svg:y="17.301cm">
          <text:p text:style-name="P6"><text:span text:style-name="T1">+Course*</text:span></text:p>
          <text:p text:style-name="P6"><text:span text:style-name="T1">+Preference</text:span></text:p>
        </draw:rect>
        <draw:rect draw:style-name="gr3" draw:text-style-name="P2" draw:layer="layout" svg:width="3.81cm" svg:height="0.847cm" svg:x="18.977cm" svg:y="10.8cm">
          <text:p text:style-name="P1"><text:span text:style-name="T1">Course DB</text:span></text:p>
        </draw:rect>
        <draw:line draw:style-name="gr2" draw:text-style-name="P1" draw:layer="layout" svg:x1="17.687cm" svg:y1="11.188cm" svg:x2="19.031cm" svg:y2="11.188cm">
          <text:p/>
        </draw:line>
        <draw:frame draw:style-name="gr6" draw:text-style-name="P5" draw:layer="layout" svg:width="0.984cm" svg:height="1.673cm" svg:x="31.339cm" svg:y="8.619cm">
          <draw:text-box>
            <text:p><text:span text:style-name="T2">*</text:span></text:p>
          </draw:text-box>
        </draw:frame>
        <draw:rect draw:style-name="gr3" draw:text-style-name="P2" draw:layer="layout" svg:width="3.81cm" svg:height="0.847cm" svg:x="23.876cm" svg:y="10.687cm">
          <text:p text:style-name="P1"><text:span text:style-name="T1">Course</text:span></text:p>
        </draw:rect>
        <draw:custom-shape draw:style-name="gr4" draw:text-style-name="P1" draw:layer="layout" svg:width="0.635cm" svg:height="0.635cm" svg:x="27.691cm" svg:y="10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35cm" svg:height="0.635cm" svg:x="22.795cm" svg:y="10.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9.996cm" svg:y1="11.143cm" svg:x2="29.996cm" svg:y2="17.114cm">
          <text:p/>
        </draw:line>
        <draw:rect draw:style-name="gr5" draw:text-style-name="P4" draw:layer="layout" svg:width="4.285cm" svg:height="3.219cm" svg:x="23.401cm" svg:y="11.419cm">
          <text:p text:style-name="P6"><text:span text:style-name="T1">+CourseName</text:span></text:p>
          <text:p text:style-name="P6"><text:span text:style-name="T1">+CourseNumber</text:span></text:p>
          <text:p text:style-name="P6"><text:span text:style-name="T1">+CourseWTU</text:span></text:p>
          <text:p text:style-name="P6"><text:span text:style-name="T1">+Class Type</text:span></text:p>
          <text:p text:style-name="P6"><text:span text:style-name="T1">+Max Enrollment</text:span></text:p>
          <text:p text:style-name="P6"><text:span text:style-name="T1">+Number of Section</text:span></text:p>
        </draw:rect>
        <draw:rect draw:style-name="gr3" draw:text-style-name="P2" draw:layer="layout" svg:width="4.34cm" svg:height="0.847cm" svg:x="30.283cm" svg:y="16.523cm">
          <text:p text:style-name="P1"><text:span text:style-name="T1">Required Equipment</text:span></text:p>
        </draw:rect>
        <draw:line draw:style-name="gr2" draw:text-style-name="P1" draw:layer="layout" svg:x1="16.387cm" svg:y1="11.188cm" svg:x2="17.731cm" svg:y2="11.188cm">
          <text:p/>
        </draw:line>
        <draw:rect draw:style-name="gr3" draw:text-style-name="P2" draw:layer="layout" svg:width="4.34cm" svg:height="0.847cm" svg:x="30.265cm" svg:y="14.211cm">
          <text:p text:style-name="P1"><text:span text:style-name="T1">Lab Pairing</text:span></text:p>
        </draw:rect>
        <draw:rect draw:style-name="gr7" draw:text-style-name="P2" draw:layer="layout" svg:width="3.81cm" svg:height="0.847cm" svg:x="11.645cm" svg:y="23.756cm">
          <text:p text:style-name="P1"><text:span text:style-name="T1">View Schedule</text:span></text:p>
        </draw:rect>
        <draw:custom-shape draw:style-name="gr4" draw:text-style-name="P1" draw:layer="layout" svg:width="0.546cm" svg:height="0.516cm" svg:x="15.482cm" svg:y="24.79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2" draw:layer="layout" svg:width="3.81cm" svg:height="1.588cm" svg:x="11.645cm" svg:y="23.757cm">
          <text:p text:style-name="P1"><text:span text:style-name="T1">ViewOption</text:span></text:p>
        </draw:rect>
        <draw:rect draw:style-name="gr3" draw:text-style-name="P2" draw:layer="layout" svg:width="3.81cm" svg:height="0.847cm" svg:x="24.867cm" svg:y="27.545cm">
          <text:p text:style-name="P1"><text:span text:style-name="T1">CalendarMode</text:span></text:p>
        </draw:rect>
        <draw:rect draw:style-name="gr3" draw:text-style-name="P2" draw:layer="layout" svg:width="3.81cm" svg:height="0.847cm" svg:x="24.893cm" svg:y="28.79cm">
          <text:p text:style-name="P1"><text:span text:style-name="T1">ListMode</text:span></text:p>
        </draw:rect>
        <draw:line draw:style-name="gr1" draw:text-style-name="P1" draw:layer="layout" svg:x1="24.846cm" svg:y1="29.218cm" svg:x2="23.576cm" svg:y2="29.218cm">
          <text:p/>
        </draw:line>
        <draw:line draw:style-name="gr1" draw:text-style-name="P1" draw:layer="layout" svg:x1="23.576cm" svg:y1="28.001cm" svg:x2="23.576cm" svg:y2="29.192cm">
          <text:p/>
        </draw:line>
        <draw:line draw:style-name="gr2" draw:text-style-name="P1" draw:layer="layout" svg:x1="17.108cm" svg:y1="25.034cm" svg:x2="17.108cm" svg:y2="44.075cm">
          <text:p/>
        </draw:line>
        <draw:rect draw:style-name="gr3" draw:text-style-name="P2" draw:layer="layout" svg:width="2.832cm" svg:height="0.863cm" svg:x="24.794cm" svg:y="30.226cm">
          <text:p text:style-name="P1"><text:span text:style-name="T1">Daily View</text:span></text:p>
        </draw:rect>
        <draw:rect draw:style-name="gr3" draw:text-style-name="P2" draw:layer="layout" svg:width="2.757cm" svg:height="0.847cm" svg:x="24.887cm" svg:y="32.056cm">
          <text:p text:style-name="P1"><text:span text:style-name="T1">Weekly View</text:span></text:p>
        </draw:rect>
        <draw:line draw:style-name="gr2" draw:text-style-name="P1" draw:layer="layout" svg:x1="16.055cm" svg:y1="25.098cm" svg:x2="17.061cm" svg:y2="25.098cm">
          <text:p/>
        </draw:line>
        <draw:line draw:style-name="gr1" draw:text-style-name="P1" draw:layer="layout" svg:x1="17.851cm" svg:y1="23.982cm" svg:x2="18.857cm" svg:y2="23.982cm">
          <text:p/>
        </draw:line>
        <draw:line draw:style-name="gr1" draw:text-style-name="P1" draw:layer="layout" svg:x1="17.85cm" svg:y1="25.199cm" svg:x2="18.856cm" svg:y2="25.199cm">
          <text:p/>
        </draw:line>
        <draw:line draw:style-name="gr1" draw:text-style-name="P1" draw:layer="layout" svg:x1="17.851cm" svg:y1="26.469cm" svg:x2="18.857cm" svg:y2="26.469cm">
          <text:p/>
        </draw:line>
        <draw:line draw:style-name="gr1" draw:text-style-name="P1" draw:layer="layout" svg:x1="16.109cm" svg:y1="23.987cm" svg:x2="17.798cm" svg:y2="23.987cm">
          <text:p/>
        </draw:line>
        <draw:rect draw:style-name="gr3" draw:text-style-name="P2" draw:layer="layout" svg:width="4.571cm" svg:height="0.847cm" svg:x="18.116cm" svg:y="23.633cm">
          <text:p text:style-name="P1"><text:span text:style-name="T1">CourseScheduleView</text:span></text:p>
        </draw:rect>
        <draw:rect draw:style-name="gr3" draw:text-style-name="P2" draw:layer="layout" svg:width="4.571cm" svg:height="0.847cm" svg:x="18.085cm" svg:y="25.962cm">
          <text:p text:style-name="P1"><text:span text:style-name="T1">InstructorScheduleView</text:span></text:p>
        </draw:rect>
        <draw:rect draw:style-name="gr3" draw:text-style-name="P2" draw:layer="layout" svg:width="4.571cm" svg:height="0.847cm" svg:x="18.085cm" svg:y="24.798cm">
          <text:p text:style-name="P1"><text:span text:style-name="T1">LocationScheduleView</text:span></text:p>
        </draw:rect>
        <draw:line draw:style-name="gr1" draw:text-style-name="P1" draw:layer="layout" svg:x1="17.824cm" svg:y1="23.956cm" svg:x2="17.824cm" svg:y2="26.443cm">
          <text:p/>
        </draw:line>
        <draw:rect draw:style-name="gr3" draw:text-style-name="P2" draw:layer="layout" svg:width="5.077cm" svg:height="0.861cm" svg:x="18.128cm" svg:y="43.672cm">
          <text:p text:style-name="P1"><text:span text:style-name="T1">Filter</text:span></text:p>
        </draw:rect>
        <draw:frame draw:style-name="gr9" draw:text-style-name="P7" draw:layer="layout" svg:width="1.031cm" svg:height="0.64cm" svg:x="23.566cm" svg:y="28.309cm">
          <draw:text-box>
            <text:p><text:span text:style-name="T3">OR</text:span></text:p>
          </draw:text-box>
        </draw:frame>
        <draw:frame draw:style-name="gr10" draw:text-style-name="P7" draw:layer="layout" svg:width="1.031cm" svg:height="0.64cm" svg:x="23.642cm" svg:y="30.897cm">
          <draw:text-box>
            <text:p><text:span text:style-name="T3">OR</text:span></text:p>
          </draw:text-box>
        </draw:frame>
        <draw:frame draw:style-name="gr10" draw:text-style-name="P7" draw:layer="layout" svg:width="1.031cm" svg:height="0.64cm" svg:x="17.206cm" svg:y="23.252cm">
          <draw:text-box>
            <text:p><text:span text:style-name="T3">OR</text:span></text:p>
          </draw:text-box>
        </draw:frame>
        <draw:rect draw:style-name="gr3" draw:text-style-name="P8" draw:layer="layout" svg:width="5.049cm" svg:height="8.596cm" svg:x="18.156cm" svg:y="44.528cm">
          <text:p text:style-name="P3"><text:span text:style-name="T1">+ CourseFilter</text:span></text:p>
          <text:p text:style-name="P3"><text:span text:style-name="T1">+ SectionFilter</text:span></text:p>
          <text:p text:style-name="P3"><text:span text:style-name="T1">+ StartTimeFilter</text:span></text:p>
          <text:p text:style-name="P3"><text:span text:style-name="T1">+ EndTimeFilter</text:span></text:p>
          <text:p text:style-name="P3"><text:span text:style-name="T1">+ BuildingFilter</text:span></text:p>
          <text:p text:style-name="P3"><text:span text:style-name="T1">+ RoomFilter</text:span></text:p>
          <text:p text:style-name="P3"><text:span text:style-name="T1">+ InstructorFilter</text:span></text:p>
          <text:p text:style-name="P3"><text:span text:style-name="T1">+ CreditsFilter</text:span></text:p>
          <text:p text:style-name="P3"><text:span text:style-name="T1">+ CourseWTUFilter</text:span></text:p>
          <text:p text:style-name="P3"><text:span text:style-name="T1">+ ClassTypeFilter</text:span></text:p>
          <text:p text:style-name="P3"><text:span text:style-name="T1">+ DayFilter</text:span></text:p>
          <text:p text:style-name="P3"><text:span text:style-name="T1">+ MaxEnrollmentFilter</text:span></text:p>
        </draw:rect>
        <draw:line draw:style-name="gr2" draw:text-style-name="P1" draw:layer="layout" svg:x1="11.608cm" svg:y1="24.176cm" svg:x2="4.811cm" svg:y2="24.176cm">
          <text:p/>
        </draw:line>
        <draw:rect draw:style-name="gr8" draw:text-style-name="P2" draw:layer="layout" svg:width="3.81cm" svg:height="0.847cm" svg:x="11.622cm" svg:y="56.357cm">
          <text:p text:style-name="P1"><text:span text:style-name="T1">View Availability</text:span></text:p>
        </draw:rect>
        <draw:custom-shape draw:style-name="gr4" draw:text-style-name="P1" draw:layer="layout" svg:width="0.635cm" svg:height="0.635cm" svg:x="15.459cm" svg:y="56.4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6.093cm" svg:y1="56.805cm" svg:x2="17.977cm" svg:y2="56.811cm">
          <text:p/>
        </draw:line>
        <draw:rect draw:style-name="gr8" draw:text-style-name="P2" draw:layer="layout" svg:width="4.426cm" svg:height="0.847cm" svg:x="17.991cm" svg:y="56.39cm">
          <text:p text:style-name="P1"><text:span text:style-name="T1">Instructor Availability</text:span></text:p>
        </draw:rect>
        <draw:rect draw:style-name="gr8" draw:text-style-name="P2" draw:layer="layout" svg:width="4.426cm" svg:height="0.847cm" svg:x="18.036cm" svg:y="54.947cm">
          <text:p text:style-name="P1"><text:span text:style-name="T1">Location Availability</text:span></text:p>
        </draw:rect>
        <draw:line draw:style-name="gr2" draw:text-style-name="P1" draw:layer="layout" svg:x1="16.712cm" svg:y1="55.26cm" svg:x2="18.087cm" svg:y2="55.264cm">
          <text:p/>
        </draw:line>
        <draw:line draw:style-name="gr2" draw:text-style-name="P1" draw:layer="layout" svg:x1="16.733cm" svg:y1="55.197cm" svg:x2="16.733cm" svg:y2="58.376cm">
          <text:p/>
        </draw:line>
        <draw:custom-shape draw:style-name="gr4" draw:text-style-name="P1" draw:layer="layout" svg:width="0.635cm" svg:height="0.635cm" svg:x="22.418cm" svg:y="56.49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35cm" svg:height="0.635cm" svg:x="22.463cm" svg:y="55.11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3.017cm" svg:y1="56.805cm" svg:x2="24.901cm" svg:y2="56.811cm">
          <text:p/>
        </draw:line>
        <draw:rect draw:style-name="gr3" draw:text-style-name="P2" draw:layer="layout" svg:width="2.757cm" svg:height="0.847cm" svg:x="24.954cm" svg:y="56.357cm">
          <text:p text:style-name="P1"><text:span text:style-name="T1">Instructor</text:span></text:p>
        </draw:rect>
        <draw:rect draw:style-name="gr3" draw:text-style-name="P2" draw:layer="layout" svg:width="2.757cm" svg:height="0.847cm" svg:x="25.129cm" svg:y="55.027cm">
          <text:p text:style-name="P1"><text:span text:style-name="T1">Location</text:span></text:p>
        </draw:rect>
        <draw:line draw:style-name="gr2" draw:text-style-name="P1" draw:layer="layout" svg:x1="23.115cm" svg:y1="55.388cm" svg:x2="25.14cm" svg:y2="55.388cm">
          <text:p/>
        </draw:line>
        <draw:line draw:style-name="gr2" draw:text-style-name="P1" draw:layer="layout" svg:x1="12.43cm" svg:y1="63.516cm" svg:x2="4.776cm" svg:y2="63.516cm">
          <text:p/>
        </draw:line>
        <draw:rect draw:style-name="gr8" draw:text-style-name="P2" draw:layer="layout" svg:width="2.237cm" svg:height="0.847cm" svg:x="15.772cm" svg:y="61.461cm">
          <text:p text:style-name="P9"><text:span text:style-name="T1">Conflict</text:span></text:p>
        </draw:rect>
        <draw:rect draw:style-name="gr8" draw:text-style-name="P2" draw:layer="layout" svg:width="3.81cm" svg:height="0.847cm" svg:x="20.526cm" svg:y="60.693cm">
          <text:p text:style-name="P9"><text:span text:style-name="T1">Preference</text:span></text:p>
        </draw:rect>
        <draw:line draw:style-name="gr2" draw:text-style-name="P1" draw:layer="layout" svg:x1="19.535cm" svg:y1="62.182cm" svg:x2="20.583cm" svg:y2="62.182cm">
          <text:p/>
        </draw:line>
        <draw:custom-shape draw:style-name="gr4" draw:text-style-name="P1" draw:layer="layout" svg:width="0.635cm" svg:height="0.635cm" svg:x="18.018cm" svg:y="61.5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623cm" svg:y1="61.928cm" svg:x2="4.776cm" svg:y2="61.928cm">
          <text:p/>
        </draw:line>
        <draw:rect draw:style-name="gr3" draw:text-style-name="P2" draw:layer="layout" svg:width="3.81cm" svg:height="0.847cm" svg:x="24.237cm" svg:y="63.046cm">
          <text:p text:style-name="P1"><text:span text:style-name="T1">Preference</text:span></text:p>
        </draw:rect>
        <draw:line draw:style-name="gr2" draw:text-style-name="P1" draw:layer="layout" svg:x1="18.897cm" svg:y1="63.607cm" svg:x2="24.278cm" svg:y2="63.607cm">
          <text:p/>
        </draw:line>
        <draw:rect draw:style-name="gr3" draw:text-style-name="P2" draw:layer="layout" svg:width="3.81cm" svg:height="0.847cm" svg:x="30.24cm" svg:y="66.73cm">
          <text:p text:style-name="P1"><text:span text:style-name="T1">Day_Pref</text:span></text:p>
        </draw:rect>
        <draw:rect draw:style-name="gr3" draw:text-style-name="P2" draw:layer="layout" svg:width="3.81cm" svg:height="0.847cm" svg:x="30.249cm" svg:y="65.443cm">
          <text:p text:style-name="P1"><text:span text:style-name="T1">Room_Pref</text:span></text:p>
        </draw:rect>
        <draw:rect draw:style-name="gr3" draw:text-style-name="P2" draw:layer="layout" svg:width="3.81cm" svg:height="0.847cm" svg:x="30.249cm" svg:y="64.085cm">
          <text:p text:style-name="P1"><text:span text:style-name="T1">Overlap_Pref</text:span></text:p>
        </draw:rect>
        <draw:rect draw:style-name="gr3" draw:text-style-name="P2" draw:layer="layout" svg:width="3.864cm" svg:height="0.78cm" svg:x="30.244cm" svg:y="68.002cm">
          <text:p text:style-name="P1"><text:span text:style-name="T1">Time_Pref</text:span></text:p>
        </draw:rect>
        <draw:line draw:style-name="gr1" draw:text-style-name="P1" draw:layer="layout" svg:x1="29.647cm" svg:y1="68.49cm" svg:x2="30.228cm" svg:y2="68.482cm">
          <text:p/>
        </draw:line>
        <draw:frame draw:style-name="gr10" draw:text-style-name="P10" draw:layer="layout" svg:width="0.777cm" svg:height="1.043cm" svg:x="23.538cm" svg:y="62.837cm">
          <draw:text-box>
            <text:p><text:span text:style-name="T4">*</text:span></text:p>
          </draw:text-box>
        </draw:frame>
        <draw:custom-shape draw:style-name="gr11" draw:text-style-name="P1" draw:layer="layout" svg:width="0.652cm" svg:height="0.6cm" draw:transform="rotate (-1.57079632679579) translate (28.65cm 63.216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9.666cm" svg:y1="64.539cm" svg:x2="30.247cm" svg:y2="64.531cm">
          <text:p/>
        </draw:line>
        <draw:line draw:style-name="gr1" draw:text-style-name="P1" draw:layer="layout" svg:x1="29.695cm" svg:y1="66.218cm" svg:x2="30.276cm" svg:y2="66.21cm">
          <text:p/>
        </draw:line>
        <draw:line draw:style-name="gr1" draw:text-style-name="P1" draw:layer="layout" svg:x1="29.666cm" svg:y1="67.22cm" svg:x2="30.247cm" svg:y2="67.212cm">
          <text:p/>
        </draw:line>
        <draw:line draw:style-name="gr2" draw:text-style-name="P1" draw:layer="layout" svg:x1="11.601cm" svg:y1="56.782cm" svg:x2="11.237cm" svg:y2="56.782cm">
          <text:p/>
        </draw:line>
        <draw:rect draw:style-name="gr3" draw:text-style-name="P4" draw:layer="layout" svg:width="3.81cm" svg:height="0.847cm" svg:x="24.237cm" svg:y="63.909cm">
          <text:p text:style-name="P6"><text:span text:style-name="T1">+ Name</text:span></text:p>
        </draw:rect>
        <draw:line draw:style-name="gr1" draw:text-style-name="P1" draw:layer="layout" svg:x1="28.656cm" svg:y1="63.529cm" svg:x2="29.606cm" svg:y2="63.516cm">
          <text:p/>
        </draw:line>
        <draw:rect draw:style-name="gr12" draw:text-style-name="P2" draw:layer="layout" svg:width="2.881cm" svg:height="1.021cm" svg:x="17.901cm" svg:y="73.43cm">
          <text:p text:style-name="P1"><text:span text:style-name="T1">Manual Edit</text:span></text:p>
        </draw:rect>
        <draw:custom-shape draw:style-name="gr13" draw:text-style-name="P1" draw:id="id1" draw:layer="layout" svg:width="0.474cm" svg:height="0.51cm" svg:x="20.797cm" svg:y="73.6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21.271cm" svg:y1="73.932cm" svg:x2="21.918cm" svg:y2="73.936cm" draw:start-shape="id1" draw:start-glue-point="7" draw:end-shape="id2" draw:end-glue-point="3" svg:d="m21271 73932h324v4h323">
          <text:p/>
        </draw:connector>
        <draw:rect draw:style-name="gr12" draw:text-style-name="P2" draw:id="id2" draw:layer="layout" svg:width="2.881cm" svg:height="1.021cm" svg:x="21.918cm" svg:y="73.426cm">
          <text:p text:style-name="P1"><text:span text:style-name="T1">Course</text:span></text:p>
        </draw:rect>
        <draw:line draw:style-name="gr2" draw:text-style-name="P1" draw:layer="layout" svg:x1="17.823cm" svg:y1="73.932cm" svg:x2="4.776cm" svg:y2="73.932cm">
          <text:p/>
        </draw:line>
        <draw:rect draw:style-name="gr3" draw:text-style-name="P2" draw:layer="layout" svg:width="3.81cm" svg:height="0.847cm" svg:x="1.927cm" svg:y="9.1cm">
          <text:p text:style-name="P1"><text:span text:style-name="T1">Scheduler Tool</text:span></text:p>
        </draw:rect>
        <draw:rect draw:style-name="gr3" draw:text-style-name="P2" draw:layer="layout" svg:width="3.81cm" svg:height="0.847cm" svg:x="7.127cm" svg:y="9.101cm">
          <text:p text:style-name="P1"><text:span text:style-name="T1">Scheduler</text:span></text:p>
        </draw:rect>
        <draw:custom-shape draw:style-name="gr4" draw:text-style-name="P1" draw:layer="layout" svg:width="0.635cm" svg:height="0.635cm" svg:x="10.965cm" svg:y="9.23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896cm" svg:y1="2.406cm" svg:x2="11.896cm" svg:y2="11.127cm">
          <text:p/>
        </draw:line>
        <draw:line draw:style-name="gr2" draw:text-style-name="P1" draw:layer="layout" svg:x1="11.917cm" svg:y1="11.084cm" svg:x2="4.813cm" svg:y2="11.084cm">
          <text:p/>
        </draw:line>
        <draw:rect draw:style-name="gr3" draw:text-style-name="P2" draw:layer="layout" svg:width="3.81cm" svg:height="0.847cm" svg:x="6.452cm" svg:y="13.041cm">
          <text:p text:style-name="P1"><text:span text:style-name="T1">Location DB</text:span></text:p>
        </draw:rect>
        <draw:line draw:style-name="gr2" draw:text-style-name="P1" draw:layer="layout" svg:x1="16.347cm" svg:y1="11.197cm" svg:x2="16.347cm" svg:y2="11.756cm">
          <text:p/>
        </draw:line>
        <draw:line draw:style-name="gr2" draw:text-style-name="P1" draw:layer="layout" svg:x1="5.665cm" svg:y1="11.791cm" svg:x2="16.391cm" svg:y2="11.791cm">
          <text:p/>
        </draw:line>
        <draw:line draw:style-name="gr2" draw:text-style-name="P1" draw:layer="layout" svg:x1="5.63cm" svg:y1="11.8cm" svg:x2="5.63cm" svg:y2="13.54cm">
          <text:p/>
        </draw:line>
        <draw:line draw:style-name="gr2" draw:text-style-name="P1" draw:layer="layout" svg:x1="6.435cm" svg:y1="13.493cm" svg:x2="5.599cm" svg:y2="13.493cm">
          <text:p/>
        </draw:line>
        <draw:custom-shape draw:style-name="gr4" draw:text-style-name="P1" draw:layer="layout" svg:width="0.635cm" svg:height="0.635cm" svg:x="10.235cm" svg:y="13.1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layer="layout" svg:width="5.037cm" svg:height="0.979cm" svg:x="11.283cm" svg:y="12.987cm">
          <text:p text:style-name="P1"><text:span text:style-name="T1">Location</text:span></text:p>
        </draw:rect>
        <draw:rect draw:style-name="gr5" draw:text-style-name="P4" draw:layer="layout" svg:width="5.037cm" svg:height="2.947cm" svg:x="11.283cm" svg:y="13.788cm">
          <text:p text:style-name="P6"><text:span text:style-name="T1">+Building Number</text:span></text:p>
          <text:p text:style-name="P6"><text:span text:style-name="T1">+Room Number</text:span></text:p>
          <text:p text:style-name="P6"><text:span text:style-name="T1">+Maximum Occupancy</text:span></text:p>
          <text:p text:style-name="P6"><text:span text:style-name="T1">+Room Type</text:span></text:p>
          <text:p text:style-name="P6"><text:span text:style-name="T1">+Location Disabilities </text:span></text:p>
          <text:p text:style-name="P6"><text:span text:style-name="T1">Compliance</text:span></text:p>
        </draw:rect>
        <draw:rect draw:style-name="gr3" draw:text-style-name="P2" draw:layer="layout" svg:width="4.34cm" svg:height="0.847cm" svg:x="18.677cm" svg:y="17.086cm">
          <text:p text:style-name="P1"><text:span text:style-name="T1">Provided Equipment</text:span></text:p>
        </draw:rect>
        <draw:rect draw:style-name="gr5" draw:text-style-name="P4" draw:layer="layout" svg:width="4.34cm" svg:height="1.895cm" svg:x="18.677cm" svg:y="17.887cm">
          <text:p text:style-name="P6"><text:span text:style-name="T1">+Smartroom</text:span></text:p>
          <text:p text:style-name="P6"><text:span text:style-name="T1">+Overhead</text:span></text:p>
          <text:p text:style-name="P6"><text:span text:style-name="T1">+Laptop Connectivity</text:span></text:p>
        </draw:rect>
        <draw:custom-shape draw:style-name="gr4" draw:text-style-name="P1" draw:layer="layout" svg:width="0.635cm" svg:height="0.635cm" svg:x="16.332cm" svg:y="13.0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7.789cm" svg:y1="13.293cm" svg:x2="16.953cm" svg:y2="13.293cm">
          <text:p/>
        </draw:line>
        <draw:line draw:style-name="gr2" draw:text-style-name="P1" draw:layer="layout" svg:x1="17.786cm" svg:y1="13.353cm" svg:x2="17.786cm" svg:y2="17.415cm">
          <text:p/>
        </draw:line>
        <draw:line draw:style-name="gr2" draw:text-style-name="P1" draw:layer="layout" svg:x1="18.727cm" svg:y1="17.416cm" svg:x2="17.791cm" svg:y2="17.416cm">
          <text:p/>
        </draw:line>
        <draw:rect draw:style-name="gr3" draw:text-style-name="P2" draw:layer="layout" svg:width="3.81cm" svg:height="0.847cm" svg:x="5.671cm" svg:y="18.068cm">
          <text:p text:style-name="P1"><text:span text:style-name="T1">Availability</text:span></text:p>
        </draw:rect>
        <draw:frame draw:style-name="gr6" draw:text-style-name="P5" draw:layer="layout" svg:width="0.984cm" svg:height="1.673cm" svg:x="5.343cm" svg:y="19.459cm">
          <draw:text-box>
            <text:p><text:span text:style-name="T2">*</text:span></text:p>
          </draw:text-box>
        </draw:frame>
        <draw:line draw:style-name="gr2" draw:text-style-name="P1" draw:layer="layout" svg:x1="9.48cm" svg:y1="18.475cm" svg:x2="10.277cm" svg:y2="18.475cm">
          <text:p/>
        </draw:line>
        <draw:line draw:style-name="gr2" draw:text-style-name="P1" draw:layer="layout" svg:x1="10.47cm" svg:y1="18.806cm" svg:x2="10.47cm" svg:y2="20.891cm">
          <text:p/>
        </draw:line>
        <draw:line draw:style-name="gr2" draw:text-style-name="P1" draw:layer="layout" svg:x1="7.3cm" svg:y1="19.63cm" svg:x2="10.289cm" svg:y2="19.63cm">
          <text:p/>
        </draw:line>
        <draw:line draw:style-name="gr2" draw:text-style-name="P1" draw:layer="layout" svg:x1="7.293cm" svg:y1="19.593cm" svg:x2="7.293cm" svg:y2="20.256cm">
          <text:p/>
        </draw:line>
        <draw:rect draw:style-name="gr3" draw:text-style-name="P2" draw:layer="layout" svg:width="3.81cm" svg:height="0.847cm" svg:x="5.671cm" svg:y="20.269cm">
          <text:p text:style-name="P1"><text:span text:style-name="T1">Available Time</text:span></text:p>
        </draw:rect>
        <draw:rect draw:style-name="gr5" draw:text-style-name="P4" draw:layer="layout" svg:width="3.81cm" svg:height="0.882cm" svg:x="5.671cm" svg:y="21.07cm">
          <text:p text:style-name="P6"><text:span text:style-name="T1">+Day</text:span></text:p>
        </draw:rect>
        <draw:line draw:style-name="gr2" draw:text-style-name="P1" draw:layer="layout" svg:x1="9.446cm" svg:y1="20.586cm" svg:x2="10.42cm" svg:y2="20.586cm">
          <text:p/>
        </draw:line>
        <draw:line draw:style-name="gr2" draw:text-style-name="P1" draw:layer="layout" svg:x1="10.293cm" svg:y1="18.492cm" svg:x2="10.293cm" svg:y2="19.612cm">
          <text:p/>
        </draw:line>
        <draw:custom-shape draw:style-name="gr4" draw:text-style-name="P1" draw:layer="layout" svg:width="0.635cm" svg:height="0.635cm" svg:x="9.471cm" svg:y="20.2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635cm" svg:height="0.635cm" svg:x="9.472cm" svg:y="18.1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draw:layer="layout" svg:width="3.81cm" svg:height="0.847cm" svg:x="11.507cm" svg:y="20.486cm">
          <text:p text:style-name="P1"><text:span text:style-name="T1">End Time</text:span></text:p>
        </draw:rect>
        <draw:rect draw:style-name="gr3" draw:text-style-name="P2" draw:layer="layout" svg:width="3.81cm" svg:height="0.847cm" svg:x="11.495cm" svg:y="18.319cm">
          <text:p text:style-name="P1"><text:span text:style-name="T1">Start Time</text:span></text:p>
        </draw:rect>
        <draw:line draw:style-name="gr2" draw:text-style-name="P1" draw:layer="layout" svg:x1="10.411cm" svg:y1="20.93cm" svg:x2="11.444cm" svg:y2="20.93cm">
          <text:p/>
        </draw:line>
        <draw:line draw:style-name="gr2" draw:text-style-name="P1" draw:layer="layout" svg:x1="10.452cm" svg:y1="18.808cm" svg:x2="11.492cm" svg:y2="18.808cm">
          <text:p/>
        </draw:line>
        <draw:line draw:style-name="gr2" draw:text-style-name="P1" draw:layer="layout" svg:x1="5.162cm" svg:y1="16.911cm" svg:x2="17.822cm" svg:y2="16.911cm">
          <text:p/>
        </draw:line>
        <draw:line draw:style-name="gr2" draw:text-style-name="P1" draw:layer="layout" svg:x1="5.128cm" svg:y1="16.933cm" svg:x2="5.128cm" svg:y2="18.514cm">
          <text:p/>
        </draw:line>
        <draw:frame draw:style-name="gr6" draw:text-style-name="P5" draw:layer="layout" svg:width="0.984cm" svg:height="1.673cm" svg:x="23.221cm" svg:y="9.925cm">
          <draw:text-box>
            <text:p><text:span text:style-name="T2">*</text:span></text:p>
          </draw:text-box>
        </draw:frame>
        <draw:frame draw:style-name="gr6" draw:text-style-name="P5" draw:layer="layout" svg:width="0.984cm" svg:height="1.673cm" svg:x="10.451cm" svg:y="12.501cm">
          <draw:text-box>
            <text:p><text:span text:style-name="T2">*</text:span></text:p>
          </draw:text-box>
        </draw:frame>
        <draw:line draw:style-name="gr1" draw:text-style-name="P1" draw:layer="layout" svg:x1="28.751cm" svg:y1="2.2cm" svg:x2="28.751cm" svg:y2="57.937cm">
          <text:p/>
        </draw:line>
        <draw:custom-shape draw:style-name="gr11" draw:text-style-name="P1" draw:layer="layout" svg:width="0.652cm" svg:height="0.6cm" draw:transform="rotate (-1.57079632679579) translate (28.246cm 12.058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8.291cm" svg:y1="16.48cm" svg:x2="23.704cm" svg:y2="16.48cm">
          <text:p/>
        </draw:line>
        <draw:line draw:style-name="gr1" draw:text-style-name="P1" draw:layer="layout" svg:x1="18.255cm" svg:y1="8.123cm" svg:x2="18.255cm" svg:y2="16.446cm">
          <text:p/>
        </draw:line>
        <draw:line draw:style-name="gr1" draw:text-style-name="P1" draw:layer="layout" svg:x1="16.282cm" svg:y1="14.448cm" svg:x2="18.247cm" svg:y2="14.448cm">
          <text:p/>
        </draw:line>
        <draw:custom-shape draw:style-name="gr11" draw:text-style-name="P1" draw:layer="layout" svg:width="0.652cm" svg:height="0.6cm" draw:transform="rotate (-1.57079632679579) translate (16.892cm 14.122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652cm" svg:height="0.6cm" draw:transform="rotate (-1.57079632679579) translate (36.643cm 12.418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5.917cm" svg:y1="9.517cm" svg:x2="47.113cm" svg:y2="9.517cm">
          <text:p/>
        </draw:line>
        <draw:line draw:style-name="gr1" draw:text-style-name="P1" draw:layer="layout" svg:x1="47.134cm" svg:y1="8.105cm" svg:x2="47.134cm" svg:y2="9.578cm">
          <text:p/>
        </draw:line>
        <draw:line draw:style-name="gr1" draw:text-style-name="P1" draw:layer="layout" svg:x1="18.224cm" svg:y1="8.13cm" svg:x2="47.081cm" svg:y2="8.13cm">
          <text:p/>
        </draw:line>
        <draw:line draw:style-name="gr1" draw:text-style-name="P1" draw:layer="layout" svg:x1="24.846cm" svg:y1="28.004cm" svg:x2="23.576cm" svg:y2="28.004cm">
          <text:p/>
        </draw:line>
        <draw:line draw:style-name="gr1" draw:text-style-name="P1" draw:layer="layout" svg:x1="22.919cm" svg:y1="28.666cm" svg:x2="23.554cm" svg:y2="28.666cm">
          <text:p/>
        </draw:line>
        <draw:line draw:style-name="gr2" draw:text-style-name="P1" draw:layer="layout" svg:x1="17.112cm" svg:y1="44.111cm" svg:x2="18.14cm" svg:y2="44.111cm">
          <text:p/>
        </draw:line>
        <draw:custom-shape draw:style-name="gr11" draw:text-style-name="P1" draw:layer="layout" svg:width="0.652cm" svg:height="0.6cm" draw:transform="rotate (-1.57079632679579) translate (16.086cm 23.701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3.735cm" svg:y1="16.434cm" svg:x2="23.735cm" svg:y2="55.308cm">
          <text:p/>
        </draw:line>
        <draw:line draw:style-name="gr1" draw:text-style-name="P1" draw:layer="layout" svg:x1="37.646cm" svg:y1="26.451cm" svg:x2="27.97cm" svg:y2="26.451cm">
          <text:p/>
        </draw:line>
        <draw:line draw:style-name="gr1" draw:text-style-name="P1" draw:layer="layout" svg:x1="37.647cm" svg:y1="56.776cm" svg:x2="37.647cm" svg:y2="5.43cm">
          <text:p/>
        </draw:line>
        <draw:line draw:style-name="gr2" draw:text-style-name="P1" draw:layer="layout" svg:x1="47.303cm" svg:y1="9.898cm" svg:x2="47.708cm" svg:y2="9.898cm">
          <text:p/>
        </draw:line>
        <draw:line draw:style-name="gr2" draw:text-style-name="P1" draw:layer="layout" svg:x1="47.304cm" svg:y1="9.898cm" svg:x2="47.709cm" svg:y2="9.898cm">
          <text:p/>
        </draw:line>
        <draw:line draw:style-name="gr2" draw:text-style-name="P1" draw:layer="layout" svg:x1="47.303cm" svg:y1="12.139cm" svg:x2="47.77cm" svg:y2="12.139cm">
          <text:p/>
        </draw:line>
        <draw:line draw:style-name="gr15" draw:text-style-name="P1" draw:layer="layout" svg:x1="21.515cm" svg:y1="72.798cm" svg:x2="35.45cm" svg:y2="72.79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1" draw:text-style-name="P1" draw:layer="layout" svg:x1="21.524cm" svg:y1="72.787cm" svg:x2="21.524cm" svg:y2="73.893cm">
          <text:p/>
        </draw:line>
        <draw:frame draw:style-name="gr10" draw:text-style-name="P10" draw:layer="layout" svg:width="0.777cm" svg:height="1.043cm" svg:x="24.292cm" svg:y="54.78cm">
          <draw:text-box>
            <text:p><text:span text:style-name="T4">*</text:span></text:p>
          </draw:text-box>
        </draw:frame>
        <draw:frame draw:style-name="gr10" draw:text-style-name="P10" draw:layer="layout" svg:width="0.777cm" svg:height="1.043cm" svg:x="24.137cm" svg:y="56.15cm">
          <draw:text-box>
            <text:p><text:span text:style-name="T4">*</text:span></text:p>
          </draw:text-box>
        </draw:frame>
        <draw:rect draw:style-name="gr3" draw:text-style-name="P2" draw:layer="layout" svg:width="3.81cm" svg:height="0.847cm" svg:x="38.198cm" svg:y="20.383cm">
          <text:p text:style-name="P1"><text:span text:style-name="T1">Time</text:span></text:p>
        </draw:rect>
        <draw:rect draw:style-name="gr5" draw:text-style-name="P4" draw:layer="layout" svg:width="3.81cm" svg:height="1.166cm" svg:x="38.198cm" svg:y="21.084cm">
          <text:p text:style-name="P6"><text:span text:style-name="T1">+Hour</text:span></text:p>
          <text:p text:style-name="P6"><text:span text:style-name="T1">+Minute</text:span></text:p>
        </draw:rect>
        <draw:custom-shape draw:style-name="gr11" draw:text-style-name="P1" draw:layer="layout" svg:width="0.652cm" svg:height="0.6cm" draw:transform="rotate (-1.57079632679579) translate (42.658cm 20.636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2.785cm" svg:y1="12.73cm" svg:x2="52.785cm" svg:y2="21.05cm">
          <text:p/>
        </draw:line>
        <draw:line draw:style-name="gr1" draw:text-style-name="P1" draw:layer="layout" svg:x1="51.614cm" svg:y1="12.181cm" svg:x2="52.843cm" svg:y2="12.181cm">
          <text:p/>
        </draw:line>
        <draw:line draw:style-name="gr1" draw:text-style-name="P1" draw:layer="layout" svg:x1="52.785cm" svg:y1="9.499cm" svg:x2="52.785cm" svg:y2="15.918cm">
          <text:p/>
        </draw:line>
        <draw:line draw:style-name="gr1" draw:text-style-name="P1" draw:layer="layout" svg:x1="51.61cm" svg:y1="9.476cm" svg:x2="52.839cm" svg:y2="9.476cm">
          <text:p/>
        </draw:line>
        <draw:line draw:style-name="gr1" draw:text-style-name="P1" draw:layer="layout" svg:x1="16.576cm" svg:y1="19.951cm" svg:x2="44.965cm" svg:y2="19.951cm">
          <text:p/>
        </draw:line>
        <draw:line draw:style-name="gr1" draw:text-style-name="P1" draw:layer="layout" svg:x1="16.545cm" svg:y1="18.675cm" svg:x2="16.545cm" svg:y2="21.052cm">
          <text:p/>
        </draw:line>
        <draw:line draw:style-name="gr1" draw:text-style-name="P1" draw:layer="layout" svg:x1="15.3cm" svg:y1="18.727cm" svg:x2="16.545cm" svg:y2="18.727cm">
          <text:p/>
        </draw:line>
        <draw:line draw:style-name="gr1" draw:text-style-name="P1" draw:layer="layout" svg:x1="15.3cm" svg:y1="21.086cm" svg:x2="16.535cm" svg:y2="21.086cm">
          <text:p/>
        </draw:line>
        <draw:line draw:style-name="gr1" draw:text-style-name="P1" draw:layer="layout" svg:x1="44.967cm" svg:y1="19.973cm" svg:x2="44.967cm" svg:y2="21.01cm">
          <text:p/>
        </draw:line>
        <draw:rect draw:style-name="gr3" draw:text-style-name="P2" draw:layer="layout" svg:width="3.81cm" svg:height="0.847cm" svg:x="18.371cm" svg:y="28.284cm">
          <text:p text:style-name="P1"><text:span text:style-name="T1">ViewMode</text:span></text:p>
        </draw:rect>
        <draw:line draw:style-name="gr2" draw:text-style-name="P1" draw:layer="layout" svg:x1="18.35cm" svg:y1="28.743cm" svg:x2="17.08cm" svg:y2="28.743cm">
          <text:p/>
        </draw:line>
        <draw:custom-shape draw:style-name="gr11" draw:text-style-name="P1" draw:layer="layout" svg:width="0.652cm" svg:height="0.6cm" draw:transform="rotate (-1.57079632679579) translate (22.852cm 28.326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2" draw:layer="layout" svg:width="3.81cm" svg:height="0.847cm" svg:x="18.421cm" svg:y="30.672cm">
          <text:p text:style-name="P1"><text:span text:style-name="T1">ViewLevel</text:span></text:p>
        </draw:rect>
        <draw:line draw:style-name="gr2" draw:text-style-name="P1" draw:layer="layout" svg:x1="18.4cm" svg:y1="31.131cm" svg:x2="17.13cm" svg:y2="31.131cm">
          <text:p/>
        </draw:line>
        <draw:line draw:style-name="gr1" draw:text-style-name="P1" draw:layer="layout" svg:x1="24.822cm" svg:y1="30.562cm" svg:x2="23.552cm" svg:y2="30.562cm">
          <text:p/>
        </draw:line>
        <draw:line draw:style-name="gr1" draw:text-style-name="P1" draw:layer="layout" svg:x1="22.895cm" svg:y1="30.889cm" svg:x2="23.53cm" svg:y2="30.889cm">
          <text:p/>
        </draw:line>
        <draw:custom-shape draw:style-name="gr11" draw:text-style-name="P1" draw:layer="layout" svg:width="0.652cm" svg:height="0.6cm" draw:transform="rotate (-1.57079632679579) translate (22.828cm 30.549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3.551cm" svg:y1="30.561cm" svg:x2="23.551cm" svg:y2="32.358cm">
          <text:p/>
        </draw:line>
        <draw:rect draw:style-name="gr3" draw:text-style-name="P2" draw:layer="layout" svg:width="3.81cm" svg:height="0.847cm" svg:x="18.567cm" svg:y="34.593cm">
          <text:p text:style-name="P1"><text:span text:style-name="T1">ViewInfoDialog</text:span></text:p>
        </draw:rect>
        <draw:line draw:style-name="gr2" draw:text-style-name="P1" draw:layer="layout" svg:x1="18.546cm" svg:y1="35.052cm" svg:x2="17.18cm" svg:y2="35.052cm">
          <text:p/>
        </draw:line>
        <draw:rect draw:style-name="gr3" draw:text-style-name="P2" draw:layer="layout" svg:width="2.905cm" svg:height="0.847cm" svg:x="30.038cm" svg:y="27.58cm">
          <text:p text:style-name="P1"><text:span text:style-name="T1">PopupView</text:span></text:p>
        </draw:rect>
        <draw:line draw:style-name="gr2" draw:text-style-name="P1" draw:layer="layout" svg:x1="30.017cm" svg:y1="28.039cm" svg:x2="28.747cm" svg:y2="28.039cm">
          <text:p/>
        </draw:line>
        <draw:custom-shape draw:style-name="gr4" draw:text-style-name="P1" draw:layer="layout" svg:width="0.635cm" svg:height="0.635cm" svg:x="28.715cm" svg:y="27.74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2" draw:layer="layout" svg:width="2.831cm" svg:height="0.847cm" svg:x="24.795cm" svg:y="31.044cm">
          <text:p text:style-name="P11"><text:span text:style-name="T5">+ Day</text:span></text:p>
        </draw:rect>
        <draw:rect draw:style-name="gr3" draw:text-style-name="P2" draw:layer="layout" svg:width="3.81cm" svg:height="0.847cm" svg:x="24.669cm" svg:y="37.146cm">
          <text:p text:style-name="P1"><text:span text:style-name="T1">StartTimeView</text:span></text:p>
        </draw:rect>
        <draw:rect draw:style-name="gr3" draw:text-style-name="P2" draw:layer="layout" svg:width="3.81cm" svg:height="0.847cm" svg:x="24.669cm" svg:y="38.419cm">
          <text:p text:style-name="P1"><text:span text:style-name="T1">EndTimeView</text:span></text:p>
        </draw:rect>
        <draw:rect draw:style-name="gr3" draw:text-style-name="P2" draw:layer="layout" svg:width="3.81cm" svg:height="0.847cm" svg:x="18.433cm" svg:y="37.252cm">
          <text:p text:style-name="P1"><text:span text:style-name="T1">AdvancedFilter</text:span></text:p>
        </draw:rect>
        <draw:line draw:style-name="gr2" draw:text-style-name="P1" draw:layer="layout" svg:x1="18.412cm" svg:y1="37.711cm" svg:x2="17.142cm" svg:y2="37.711cm">
          <text:p/>
        </draw:line>
        <draw:custom-shape draw:style-name="gr4" draw:text-style-name="P1" draw:layer="layout" svg:width="0.635cm" svg:height="0.635cm" svg:x="22.237cm" svg:y="37.3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8" draw:layer="layout" svg:width="3.81cm" svg:height="0.794cm" svg:x="18.433cm" svg:y="38.123cm">
          <text:p text:style-name="P3"><text:span text:style-name="T1">+ Day*</text:span></text:p>
        </draw:rect>
        <draw:line draw:style-name="gr2" draw:text-style-name="P1" draw:layer="layout" svg:x1="22.913cm" svg:y1="37.645cm" svg:x2="24.588cm" svg:y2="37.645cm">
          <text:p/>
        </draw:line>
        <draw:line draw:style-name="gr2" draw:text-style-name="P1" draw:layer="layout" svg:x1="23.354cm" svg:y1="38.965cm" svg:x2="23.354cm" svg:y2="37.698cm">
          <text:p/>
        </draw:line>
        <draw:line draw:style-name="gr1" draw:text-style-name="P1" draw:layer="layout" svg:x1="29.127cm" svg:y1="61.797cm" svg:x2="29.127cm" svg:y2="63.531cm">
          <text:p/>
        </draw:line>
        <draw:custom-shape draw:style-name="gr4" draw:text-style-name="P1" draw:layer="layout" svg:width="0.913cm" svg:height="0.635cm" svg:x="16.23cm" svg:y="63.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2" draw:layer="layout" svg:width="3.81cm" svg:height="0.847cm" svg:x="12.361cm" svg:y="63.095cm">
          <text:p text:style-name="P1"><text:span text:style-name="T1">Pref_Collection</text:span></text:p>
        </draw:rect>
        <draw:line draw:style-name="gr2" draw:text-style-name="P1" draw:layer="layout" svg:x1="17.127cm" svg:y1="63.607cm" svg:x2="18.856cm" svg:y2="63.607cm">
          <text:p/>
        </draw:line>
        <draw:line draw:style-name="gr2" draw:text-style-name="P1" draw:layer="layout" svg:x1="12.528cm" svg:y1="66.294cm" svg:x2="4.845cm" svg:y2="66.294cm">
          <text:p/>
        </draw:line>
        <draw:custom-shape draw:style-name="gr4" draw:text-style-name="P1" draw:layer="layout" svg:width="0.913cm" svg:height="0.635cm" svg:x="16.361cm" svg:y="66.00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2" draw:layer="layout" svg:width="3.81cm" svg:height="0.847cm" svg:x="12.524cm" svg:y="65.873cm">
          <text:p text:style-name="P1"><text:span text:style-name="T1">Cons_Collection</text:span></text:p>
        </draw:rect>
        <draw:rect draw:style-name="gr3" draw:text-style-name="P2" draw:layer="layout" svg:width="3.81cm" svg:height="0.847cm" svg:x="19.013cm" svg:y="65.976cm">
          <text:p text:style-name="P1"><text:span text:style-name="T1">Constraint</text:span></text:p>
        </draw:rect>
        <draw:frame draw:style-name="gr10" draw:text-style-name="P10" draw:layer="layout" svg:width="0.777cm" svg:height="1.043cm" svg:x="18.412cm" svg:y="65.571cm">
          <draw:text-box>
            <text:p><text:span text:style-name="T4">*</text:span></text:p>
          </draw:text-box>
        </draw:frame>
        <draw:rect draw:style-name="gr3" draw:text-style-name="P4" draw:layer="layout" svg:width="3.81cm" svg:height="0.847cm" svg:x="19.013cm" svg:y="66.839cm">
          <text:p text:style-name="P6"><text:span text:style-name="T1">+ Name</text:span></text:p>
        </draw:rect>
        <draw:line draw:style-name="gr2" draw:text-style-name="P1" draw:layer="layout" svg:x1="17.257cm" svg:y1="66.351cm" svg:x2="18.986cm" svg:y2="66.351cm">
          <text:p/>
        </draw:line>
        <draw:rect draw:style-name="gr3" draw:text-style-name="P2" draw:layer="layout" svg:width="3.81cm" svg:height="0.847cm" svg:x="30.24cm" svg:y="66.73cm">
          <text:p text:style-name="P1"><text:span text:style-name="T1">Day_Pref</text:span></text:p>
        </draw:rect>
        <draw:rect draw:style-name="gr3" draw:text-style-name="P2" draw:layer="layout" svg:width="3.81cm" svg:height="0.847cm" svg:x="30.249cm" svg:y="65.443cm">
          <text:p text:style-name="P1"><text:span text:style-name="T1">Room_Pref</text:span></text:p>
        </draw:rect>
        <draw:rect draw:style-name="gr3" draw:text-style-name="P2" draw:layer="layout" svg:width="3.81cm" svg:height="0.847cm" svg:x="30.249cm" svg:y="64.085cm">
          <text:p text:style-name="P1"><text:span text:style-name="T1">Overlap_Pref</text:span></text:p>
        </draw:rect>
        <draw:rect draw:style-name="gr3" draw:text-style-name="P2" draw:layer="layout" svg:width="3.864cm" svg:height="0.78cm" svg:x="30.244cm" svg:y="68.002cm">
          <text:p text:style-name="P1"><text:span text:style-name="T1">Time_Pref</text:span></text:p>
        </draw:rect>
        <draw:custom-shape draw:style-name="gr11" draw:text-style-name="P1" draw:layer="layout" svg:width="0.652cm" svg:height="0.6cm" draw:transform="rotate (-1.57079632679579) translate (28.65cm 63.216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2" draw:layer="layout" svg:width="3.81cm" svg:height="0.847cm" svg:x="30.24cm" svg:y="66.73cm">
          <text:p text:style-name="P1"><text:span text:style-name="T1">Day_Pref</text:span></text:p>
        </draw:rect>
        <draw:rect draw:style-name="gr3" draw:text-style-name="P2" draw:layer="layout" svg:width="3.81cm" svg:height="0.847cm" svg:x="30.249cm" svg:y="65.443cm">
          <text:p text:style-name="P1"><text:span text:style-name="T1">Room_Pref</text:span></text:p>
        </draw:rect>
        <draw:rect draw:style-name="gr3" draw:text-style-name="P2" draw:layer="layout" svg:width="3.81cm" svg:height="0.847cm" svg:x="30.249cm" svg:y="64.085cm">
          <text:p text:style-name="P1"><text:span text:style-name="T1">Overlap_Pref</text:span></text:p>
        </draw:rect>
        <draw:rect draw:style-name="gr3" draw:text-style-name="P2" draw:layer="layout" svg:width="3.864cm" svg:height="0.78cm" svg:x="30.244cm" svg:y="68.002cm">
          <text:p text:style-name="P1"><text:span text:style-name="T1">Time_Pref</text:span></text:p>
        </draw:rect>
        <draw:custom-shape draw:style-name="gr11" draw:text-style-name="P1" draw:layer="layout" svg:width="0.652cm" svg:height="0.6cm" draw:transform="rotate (-1.57079632679579) translate (28.65cm 63.216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4.42cm" svg:y1="66.383cm" svg:x2="24.42cm" svg:y2="71.391cm">
          <text:p/>
        </draw:line>
        <draw:line draw:style-name="gr1" draw:text-style-name="P1" draw:layer="layout" svg:x1="24.421cm" svg:y1="71.364cm" svg:x2="25.002cm" svg:y2="71.356cm">
          <text:p/>
        </draw:line>
        <draw:line draw:style-name="gr1" draw:text-style-name="P1" draw:layer="layout" svg:x1="24.44cm" svg:y1="67.413cm" svg:x2="25.021cm" svg:y2="67.405cm">
          <text:p/>
        </draw:line>
        <draw:line draw:style-name="gr1" draw:text-style-name="P1" draw:layer="layout" svg:x1="24.44cm" svg:y1="70.094cm" svg:x2="25.021cm" svg:y2="70.086cm">
          <text:p/>
        </draw:line>
        <draw:rect draw:style-name="gr3" draw:text-style-name="P2" draw:layer="layout" svg:width="3.81cm" svg:height="0.847cm" svg:x="25.014cm" svg:y="69.604cm">
          <text:p text:style-name="P1"><text:span text:style-name="T1">Time_Cons</text:span></text:p>
        </draw:rect>
        <draw:rect draw:style-name="gr3" draw:text-style-name="P2" draw:layer="layout" svg:width="3.81cm" svg:height="0.847cm" svg:x="25.023cm" svg:y="68.317cm">
          <text:p text:style-name="P1"><text:span text:style-name="T1">Instructor_Cons</text:span></text:p>
        </draw:rect>
        <draw:rect draw:style-name="gr3" draw:text-style-name="P2" draw:layer="layout" svg:width="3.81cm" svg:height="0.847cm" svg:x="25.023cm" svg:y="66.959cm">
          <text:p text:style-name="P1"><text:span text:style-name="T1">Room_Cons</text:span></text:p>
        </draw:rect>
        <draw:rect draw:style-name="gr3" draw:text-style-name="P2" draw:layer="layout" svg:width="3.864cm" svg:height="0.78cm" svg:x="25.018cm" svg:y="70.876cm">
          <text:p text:style-name="P1"><text:span text:style-name="T1">Day_Cons</text:span></text:p>
        </draw:rect>
        <draw:custom-shape draw:style-name="gr11" draw:text-style-name="P1" draw:layer="layout" svg:width="0.652cm" svg:height="0.6cm" draw:transform="rotate (-1.57079632679579) translate (23.424cm 66.09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3.463cm" svg:y1="66.371cm" svg:x2="24.413cm" svg:y2="66.358cm">
          <text:p/>
        </draw:line>
        <draw:line draw:style-name="gr2" draw:text-style-name="P1" draw:layer="layout" svg:x1="19.519cm" svg:y1="61.242cm" svg:x2="19.519cm" svg:y2="62.222cm">
          <text:p/>
        </draw:line>
        <draw:line draw:style-name="gr2" draw:text-style-name="P1" draw:layer="layout" svg:x1="19.532cm" svg:y1="61.243cm" svg:x2="20.563cm" svg:y2="61.245cm">
          <text:p/>
        </draw:line>
        <draw:line draw:style-name="gr2" draw:text-style-name="P1" draw:layer="layout" svg:x1="18.686cm" svg:y1="61.888cm" svg:x2="19.485cm" svg:y2="61.888cm">
          <text:p/>
        </draw:line>
        <draw:rect draw:style-name="gr8" draw:text-style-name="P2" draw:layer="layout" svg:width="3.81cm" svg:height="0.847cm" svg:x="20.559cm" svg:y="61.936cm">
          <text:p text:style-name="P9"><text:span text:style-name="T1">Constraint</text:span></text:p>
        </draw:rect>
        <draw:line draw:style-name="gr1" draw:text-style-name="P1" draw:layer="layout" svg:x1="20.043cm" svg:y1="61.242cm" svg:x2="20.043cm" svg:y2="61.731cm">
          <text:p/>
        </draw:line>
        <draw:line draw:style-name="gr1" draw:text-style-name="P1" draw:layer="layout" svg:x1="20.108cm" svg:y1="62.19cm" svg:x2="20.108cm" svg:y2="64.704cm">
          <text:p/>
        </draw:line>
        <draw:line draw:style-name="gr1" draw:text-style-name="P1" draw:layer="layout" svg:x1="19.998cm" svg:y1="61.37cm" svg:x2="20.043cm" svg:y2="61.732cm">
          <text:p/>
        </draw:line>
        <draw:line draw:style-name="gr15" draw:text-style-name="P1" draw:layer="layout" svg:x1="20.107cm" svg:y1="64.683cm" svg:x2="23.862cm" svg:y2="64.68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1" draw:text-style-name="P1" draw:layer="layout" svg:x1="23.864cm" svg:y1="64.64cm" svg:x2="23.864cm" svg:y2="66.37cm">
          <text:p/>
        </draw:line>
        <draw:frame draw:style-name="gr16" draw:text-style-name="P7" draw:layer="layout" svg:width="1.031cm" svg:height="0.731cm" svg:x="18.526cm" svg:y="60.941cm">
          <draw:text-box>
            <text:p><text:span text:style-name="T3">OR</text:span></text:p>
          </draw:text-box>
        </draw:frame>
        <draw:rect draw:style-name="gr8" draw:text-style-name="P13" draw:layer="layout" svg:width="3.671cm" svg:height="0.984cm" svg:x="11.108cm" svg:y="61.278cm">
          <text:p text:style-name="P9"><text:span text:style-name="T6">Conf_Collection</text:span></text:p>
        </draw:rect>
        <draw:custom-shape draw:style-name="gr4" draw:text-style-name="P1" draw:layer="layout" svg:width="0.635cm" svg:height="0.635cm" svg:x="14.764cm" svg:y="61.6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5.406cm" svg:y1="61.967cm" svg:x2="15.799cm" svg:y2="61.967cm">
          <text:p/>
        </draw:line>
        <draw:line draw:style-name="gr17" draw:text-style-name="P1" draw:layer="layout" svg:x1="28.726cm" svg:y1="14.558cm" svg:x2="30.239cm" svg:y2="14.558cm">
          <text:p/>
        </draw:line>
        <draw:line draw:style-name="gr15" draw:text-style-name="P1" draw:layer="layout" svg:x1="28.71cm" svg:y1="57.99cm" svg:x2="35.45cm" svg:y2="57.9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1" draw:text-style-name="P1" draw:layer="layout" svg:x1="35.421cm" svg:y1="58.028cm" svg:x2="35.421cm" svg:y2="72.837cm">
          <text:p/>
        </draw:line>
        <draw:line draw:style-name="gr15" draw:text-style-name="P1" draw:layer="layout" svg:x1="27.736cm" svg:y1="56.783cm" svg:x2="37.585cm" svg:y2="56.78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1" draw:text-style-name="P1" draw:layer="layout" svg:x1="43.852cm" svg:y1="37.581cm" svg:x2="28.491cm" svg:y2="37.581cm">
          <text:p/>
        </draw:line>
        <draw:line draw:style-name="gr1" draw:text-style-name="P1" draw:layer="layout" svg:x1="43.852cm" svg:y1="38.88cm" svg:x2="28.538cm" svg:y2="38.88cm">
          <text:p/>
        </draw:line>
        <draw:line draw:style-name="gr1" draw:text-style-name="P1" draw:layer="layout" svg:x1="43.946cm" svg:y1="20.995cm" svg:x2="43.946cm" svg:y2="38.859cm">
          <text:p/>
        </draw:line>
        <draw:line draw:style-name="gr2" draw:text-style-name="P1" draw:layer="layout" svg:x1="23.334cm" svg:y1="38.991cm" svg:x2="24.635cm" svg:y2="38.991cm">
          <text:p/>
        </draw:line>
        <draw:line draw:style-name="gr1" draw:text-style-name="P1" draw:layer="layout" svg:x1="24.822cm" svg:y1="32.372cm" svg:x2="23.552cm" svg:y2="32.372cm">
          <text:p/>
        </draw:line>
        <draw:rect draw:style-name="gr3" draw:text-style-name="P2" draw:layer="layout" svg:width="3.477cm" svg:height="0.861cm" svg:x="12.775cm" svg:y="1.949cm">
          <text:p text:style-name="P1"><text:span text:style-name="T1">ScheduleItem</text:span></text:p>
        </draw:rect>
        <draw:rect draw:style-name="gr3" draw:text-style-name="P8" draw:layer="layout" svg:width="3.458cm" svg:height="1.802cm" svg:x="12.794cm" svg:y="2.805cm">
          <text:p text:style-name="P3"><text:span text:style-name="T1">+ Section</text:span></text:p>
          <text:p text:style-name="P3"><text:span text:style-name="T1">+ Day*</text:span></text:p>
        </draw:rect>
        <draw:frame draw:style-name="gr10" draw:text-style-name="P10" draw:layer="layout" svg:width="0.777cm" svg:height="1.043cm" svg:x="11.921cm" svg:y="1.654cm">
          <draw:text-box>
            <text:p><text:span text:style-name="T4">*</text:span></text:p>
          </draw:text-box>
        </draw:frame>
        <draw:line draw:style-name="gr2" draw:text-style-name="P1" draw:layer="layout" svg:x1="11.957cm" svg:y1="2.407cm" svg:x2="12.729cm" svg:y2="2.408cm">
          <text:p/>
        </draw:line>
        <draw:line draw:style-name="gr2" draw:text-style-name="P1" draw:layer="layout" svg:x1="16.864cm" svg:y1="2.43cm" svg:x2="17.764cm" svg:y2="2.43cm">
          <text:p/>
        </draw:line>
        <draw:rect draw:style-name="gr3" draw:text-style-name="P2" draw:layer="layout" svg:width="3.81cm" svg:height="0.847cm" svg:x="17.794cm" svg:y="1.994cm">
          <text:p text:style-name="P1"><text:span text:style-name="T1">CourseItem</text:span></text:p>
        </draw:rect>
        <draw:custom-shape draw:style-name="gr4" draw:text-style-name="P1" draw:layer="layout" svg:width="0.635cm" svg:height="0.635cm" svg:x="16.267cm" svg:y="2.17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7.386cm" svg:y1="3.942cm" svg:x2="17.798cm" svg:y2="3.942cm">
          <text:p/>
        </draw:line>
        <draw:rect draw:style-name="gr3" draw:text-style-name="P2" draw:layer="layout" svg:width="3.81cm" svg:height="0.847cm" svg:x="17.828cm" svg:y="3.506cm">
          <text:p text:style-name="P1"><text:span text:style-name="T1">LocationItem</text:span></text:p>
        </draw:rect>
        <draw:line draw:style-name="gr2" draw:text-style-name="P1" draw:layer="layout" svg:x1="17.386cm" svg:y1="5.421cm" svg:x2="17.798cm" svg:y2="5.421cm">
          <text:p/>
        </draw:line>
        <draw:rect draw:style-name="gr3" draw:text-style-name="P2" draw:layer="layout" svg:width="3.81cm" svg:height="0.847cm" svg:x="17.828cm" svg:y="4.985cm">
          <text:p text:style-name="P1"><text:span text:style-name="T1">InstructorItem</text:span></text:p>
        </draw:rect>
        <draw:line draw:style-name="gr2" draw:text-style-name="P1" draw:layer="layout" svg:x1="17.342cm" svg:y1="2.477cm" svg:x2="17.342cm" svg:y2="7.492cm">
          <text:p/>
        </draw:line>
        <draw:line draw:style-name="gr1" draw:text-style-name="P1" draw:layer="layout" svg:x1="21.643cm" svg:y1="4.003cm" svg:x2="23.608cm" svg:y2="4.003cm">
          <text:p/>
        </draw:line>
        <draw:line draw:style-name="gr1" draw:text-style-name="P1" draw:layer="layout" svg:x1="23.615cm" svg:y1="3.987cm" svg:x2="23.615cm" svg:y2="8.132cm">
          <text:p/>
        </draw:line>
        <draw:line draw:style-name="gr1" draw:text-style-name="P1" draw:layer="layout" svg:x1="21.647cm" svg:y1="2.217cm" svg:x2="28.729cm" svg:y2="2.217cm">
          <text:p/>
        </draw:line>
        <draw:line draw:style-name="gr1" draw:text-style-name="P1" draw:layer="layout" svg:x1="21.682cm" svg:y1="5.412cm" svg:x2="37.663cm" svg:y2="5.412cm">
          <text:p/>
        </draw:line>
        <draw:line draw:style-name="gr15" draw:text-style-name="P1" draw:layer="layout" svg:x1="20.039cm" svg:y1="61.727cm" svg:x2="29.104cm" svg:y2="61.72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1" draw:text-style-name="P1" draw:layer="layout" svg:x1="29.677cm" svg:y1="63.497cm" svg:x2="29.677cm" svg:y2="68.505cm">
          <text:p/>
        </draw:line>
        <draw:custom-shape draw:style-name="gr4" draw:text-style-name="P1" draw:layer="layout" svg:width="0.635cm" svg:height="0.635cm" svg:x="22.409cm" svg:y="34.65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4.671cm" svg:y1="34.966cm" svg:x2="23.024cm" svg:y2="34.966cm">
          <text:p/>
        </draw:line>
        <draw:rect draw:style-name="gr3" draw:text-style-name="P2" draw:layer="layout" svg:width="3.477cm" svg:height="0.861cm" svg:x="24.735cm" svg:y="34.56cm">
          <text:p text:style-name="P1"><text:span text:style-name="T1">ScheduleItem</text:span></text:p>
        </draw:rect>
        <draw:frame draw:style-name="gr18" draw:layer="layout" svg:width="2.165cm" svg:height="1.006cm" svg:x="28.175cm" svg:y="34.465cm">
          <draw:text-box>
            <text:p>...</text:p>
          </draw:text-box>
        </draw:frame>
        <draw:line draw:style-name="gr2" draw:text-style-name="P1" draw:layer="layout" svg:x1="39.377cm" svg:y1="16.987cm" svg:x2="42.238cm" svg:y2="16.987cm">
          <text:p/>
        </draw:line>
        <draw:line draw:style-name="gr2" draw:text-style-name="P1" draw:layer="layout" svg:x1="4.772cm" svg:y1="11.118cm" svg:x2="4.772cm" svg:y2="73.946cm">
          <text:p/>
        </draw:line>
        <draw:rect draw:style-name="gr3" draw:text-style-name="P2" draw:layer="layout" svg:width="3.81cm" svg:height="0.847cm" svg:x="17.828cm" svg:y="4.986cm">
          <text:p text:style-name="P1"><text:span text:style-name="T1">InstructorItem</text:span></text:p>
        </draw:rect>
        <draw:line draw:style-name="gr2" draw:text-style-name="P1" draw:layer="layout" svg:x1="17.386cm" svg:y1="6.487cm" svg:x2="17.798cm" svg:y2="6.487cm">
          <text:p/>
        </draw:line>
        <draw:rect draw:style-name="gr3" draw:text-style-name="P2" draw:layer="layout" svg:width="3.81cm" svg:height="0.847cm" svg:x="17.828cm" svg:y="6.051cm">
          <text:p text:style-name="P1"><text:span text:style-name="T1">InstructorItem</text:span></text:p>
        </draw:rect>
        <draw:rect draw:style-name="gr3" draw:text-style-name="P2" draw:layer="layout" svg:width="3.81cm" svg:height="0.847cm" svg:x="17.828cm" svg:y="6.052cm">
          <text:p text:style-name="P1"><text:span text:style-name="T1">StartTimeItem</text:span></text:p>
        </draw:rect>
        <draw:line draw:style-name="gr2" draw:text-style-name="P1" draw:layer="layout" svg:x1="17.386cm" svg:y1="7.517cm" svg:x2="17.798cm" svg:y2="7.517cm">
          <text:p/>
        </draw:line>
        <draw:rect draw:style-name="gr3" draw:text-style-name="P2" draw:layer="layout" svg:width="3.81cm" svg:height="0.847cm" svg:x="17.828cm" svg:y="7.081cm">
          <text:p text:style-name="P1"><text:span text:style-name="T1">InstructorItem</text:span></text:p>
        </draw:rect>
        <draw:rect draw:style-name="gr3" draw:text-style-name="P2" draw:layer="layout" svg:width="3.81cm" svg:height="0.847cm" svg:x="17.828cm" svg:y="7.082cm">
          <text:p text:style-name="P1"><text:span text:style-name="T1">EndTimeItem</text:span></text:p>
        </draw:rect>
        <draw:line draw:style-name="gr1" draw:text-style-name="P1" draw:layer="layout" svg:x1="38.563cm" svg:y1="6.598cm" svg:x2="38.563cm" svg:y2="19.883cm">
          <text:p/>
        </draw:line>
        <draw:line draw:style-name="gr1" draw:text-style-name="P1" draw:layer="layout" svg:x1="18.255cm" svg:y1="8.124cm" svg:x2="18.255cm" svg:y2="16.447cm">
          <text:p/>
        </draw:line>
        <draw:line draw:style-name="gr1" draw:text-style-name="P1" draw:layer="layout" svg:x1="21.647cm" svg:y1="6.649cm" svg:x2="38.557cm" svg:y2="6.649cm">
          <text:p/>
        </draw:line>
        <draw:line draw:style-name="gr1" draw:text-style-name="P1" draw:layer="layout" svg:x1="21.681cm" svg:y1="7.508cm" svg:x2="38.591cm" svg:y2="7.508cm">
          <text:p/>
        </draw:line>
        <draw:custom-shape draw:style-name="gr4" draw:text-style-name="P1" draw:layer="layout" svg:width="0.635cm" svg:height="0.635cm" svg:x="22.694cm" svg:y="26.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3.293cm" svg:y1="26.464cm" svg:x2="25.177cm" svg:y2="26.47cm">
          <text:p/>
        </draw:line>
        <draw:rect draw:style-name="gr3" draw:text-style-name="P2" draw:layer="layout" svg:width="2.757cm" svg:height="0.847cm" svg:x="25.23cm" svg:y="26.016cm">
          <text:p text:style-name="P1"><text:span text:style-name="T1">Instructor</text:span></text:p>
        </draw:rect>
        <draw:frame draw:style-name="gr10" draw:text-style-name="P10" draw:layer="layout" svg:width="0.777cm" svg:height="1.043cm" svg:x="24.413cm" svg:y="25.809cm">
          <draw:text-box>
            <text:p><text:span text:style-name="T4">*</text:span></text:p>
          </draw:text-box>
        </draw:frame>
        <draw:custom-shape draw:style-name="gr4" draw:text-style-name="P1" draw:layer="layout" svg:width="0.635cm" svg:height="0.635cm" svg:x="22.729cm" svg:y="25.0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3.328cm" svg:y1="25.399cm" svg:x2="25.212cm" svg:y2="25.405cm">
          <text:p/>
        </draw:line>
        <draw:rect draw:style-name="gr3" draw:text-style-name="P2" draw:layer="layout" svg:width="2.757cm" svg:height="0.847cm" svg:x="25.265cm" svg:y="24.951cm">
          <text:p text:style-name="P1"><text:span text:style-name="T1">Location</text:span></text:p>
        </draw:rect>
        <draw:frame draw:style-name="gr10" draw:text-style-name="P10" draw:layer="layout" svg:width="0.777cm" svg:height="1.043cm" svg:x="24.448cm" svg:y="24.744cm">
          <draw:text-box>
            <text:p><text:span text:style-name="T4">*</text:span></text:p>
          </draw:text-box>
        </draw:frame>
        <draw:line draw:style-name="gr1" draw:text-style-name="P1" draw:layer="layout" svg:x1="23.761cm" svg:y1="25.611cm" svg:x2="25.221cm" svg:y2="25.611cm">
          <text:p/>
        </draw:line>
        <draw:custom-shape draw:style-name="gr4" draw:text-style-name="P1" draw:layer="layout" svg:width="0.635cm" svg:height="0.635cm" svg:x="22.696cm" svg:y="23.67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3.295cm" svg:y1="23.991cm" svg:x2="25.179cm" svg:y2="23.997cm">
          <text:p/>
        </draw:line>
        <draw:rect draw:style-name="gr3" draw:text-style-name="P2" draw:layer="layout" svg:width="2.757cm" svg:height="0.847cm" svg:x="25.232cm" svg:y="23.543cm">
          <text:p text:style-name="P1"><text:span text:style-name="T1">Course</text:span></text:p>
        </draw:rect>
        <draw:line draw:style-name="gr1" draw:text-style-name="P1" draw:layer="layout" svg:x1="28.038cm" svg:y1="23.895cm" svg:x2="28.73cm" svg:y2="23.895cm">
          <text:p/>
        </draw:line>
        <draw:frame draw:style-name="gr10" draw:text-style-name="P10" draw:layer="layout" svg:width="0.777cm" svg:height="1.043cm" svg:x="24.449cm" svg:y="23.336cm">
          <draw:text-box>
            <text:p><text:span text:style-name="T4">*</text:span></text:p>
          </draw:text-box>
        </draw:frame>
        <draw:rect draw:style-name="gr8" draw:text-style-name="P2" draw:layer="layout" svg:width="3.81cm" svg:height="1.588cm" svg:x="6.621cm" svg:y="23.719cm">
          <text:p text:style-name="P1"><text:span text:style-name="T1">View</text:span></text:p>
        </draw:rect>
        <draw:custom-shape draw:style-name="gr4" draw:text-style-name="P1" draw:layer="layout" svg:width="0.546cm" svg:height="0.516cm" svg:x="10.458cm" svg:y="23.8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221cm" svg:y1="24.143cm" svg:x2="11.221cm" svg:y2="56.722cm">
          <text:p/>
        </draw:line>
        <draw:line draw:style-name="gr17" draw:text-style-name="P1" draw:layer="layout" svg:x1="23.444cm" svg:y1="17.204cm" svg:x2="30.273cm" svg:y2="17.204cm">
          <text:p/>
        </draw:line>
        <draw:custom-shape draw:style-name="gr11" draw:text-style-name="P1" draw:layer="layout" svg:width="0.652cm" svg:height="0.6cm" draw:transform="rotate (-1.57079632679579) translate (23.624cm 16.914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7.94cm" svg:y1="58.377cm" svg:x2="16.746cm" svg:y2="58.377cm">
          <text:p/>
        </draw:line>
        <draw:rect draw:style-name="gr3" draw:text-style-name="P2" draw:layer="layout" svg:width="3.477cm" svg:height="0.861cm" svg:x="18.004cm" svg:y="57.971cm">
          <text:p text:style-name="P1"><text:span text:style-name="T1">ScheduleItem</text:span></text:p>
        </draw:rect>
        <draw:frame draw:style-name="gr18" draw:layer="layout" svg:width="2.165cm" svg:height="1.006cm" svg:x="21.444cm" svg:y="57.876cm">
          <draw:text-box>
            <text:p>...</text:p>
          </draw:text-box>
        </draw:frame>
        <draw:line draw:style-name="gr1" draw:text-style-name="P1" draw:layer="layout" svg:x1="16.592cm" svg:y1="3.341cm" svg:x2="29.439cm" svg:y2="3.341cm">
          <text:p/>
        </draw:line>
        <draw:custom-shape draw:style-name="gr11" draw:text-style-name="P1" draw:layer="layout" svg:width="0.652cm" svg:height="0.6cm" draw:transform="rotate (-1.57079632679579) translate (16.926cm 3.049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1081.163859111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9.454cm" svg:y1="3.316cm" svg:x2="29.454cm" svg:y2="27.631cm">
          <text:p/>
        </draw:line>
        <draw:line draw:style-name="gr1" draw:text-style-name="P1" draw:layer="layout" svg:x1="29.445cm" svg:y1="27.68cm" svg:x2="30.042cm" svg:y2="27.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2T21:04:07</meta:creation-date>
    <dc:date>2009-11-10T20:21:46.68</dc:date>
    <meta:editing-duration>PT14H04M24S</meta:editing-duration>
    <meta:editing-cycles>36</meta:editing-cycles>
    <meta:generator>OpenOffice.org/3.1$Win32 OpenOffice.org_project/310m19$Build-9420</meta:generator>
    <dc:creator>Sasiluk Ruangrongsorakai</dc:creator>
    <meta:document-statistic meta:object-count="327"/>
    <meta:user-defined meta:name="Info 1"/>
    <meta:user-defined meta:name="Info 2"/>
    <meta:user-defined meta:name="Info 3"/>
    <meta:user-defined meta:name="Info 4"/>
  </office:meta>
</office:document-meta>
</file>